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15%" fo:text-align="start" style:justify-single-word="false"/>
      <style:text-properties fo:font-size="14pt" fo:font-weight="bold" officeooo:rsid="001db451" officeooo:paragraph-rsid="001db451" style:font-weight-asian="bold" style:font-weight-complex="bold"/>
    </style:style>
    <style:style style:name="P2" style:family="paragraph" style:parent-style-name="Standard">
      <style:paragraph-properties fo:line-height="115%" fo:text-align="start" style:justify-single-word="false"/>
      <style:text-properties fo:font-size="14pt"/>
    </style:style>
    <style:style style:name="P3" style:family="paragraph" style:parent-style-name="Standard">
      <style:paragraph-properties fo:line-height="115%" fo:text-align="start" style:justify-single-word="false"/>
      <style:text-properties fo:font-size="14pt" fo:font-weight="normal" officeooo:rsid="001db451" officeooo:paragraph-rsid="001db451" style:font-weight-asian="normal" style:font-weight-complex="normal"/>
    </style:style>
    <style:style style:name="P4" style:family="paragraph" style:parent-style-name="Standard" style:list-style-name="L1">
      <style:paragraph-properties fo:line-height="115%" fo:text-align="start" style:justify-single-word="false"/>
      <style:text-properties fo:font-size="14pt" fo:font-weight="normal" officeooo:rsid="001db451" officeooo:paragraph-rsid="001db451" style:font-weight-asian="normal" style:font-weight-complex="normal"/>
    </style:style>
    <style:style style:name="P5" style:family="paragraph" style:parent-style-name="Standard" style:list-style-name="L2">
      <style:paragraph-properties fo:line-height="115%" fo:text-align="start" style:justify-single-word="false"/>
      <style:text-properties fo:font-size="14pt" fo:font-weight="normal" officeooo:rsid="001db451" officeooo:paragraph-rsid="001db451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>Arquitetura MVC –<text:span text:style-name="T1"> modelo, visão e controle.</text:span></text:p>
      <text:p text:style-name="P1"><text:span text:style-name="T1">Muito popular no desenvolvimento de sites.</text:span></text:p>
      <text:p text:style-name="P1"><text:span text:style-name="T1"/></text:p>
      <text:p text:style-name="P1"><text:span text:style-name="T1">Separa UI das regras de negócios.</text:span></text:p>
      <text:p text:style-name="P1"><text:span text:style-name="T1"/></text:p>
      <text:p text:style-name="P1">Vantagens:</text:p>
      <text:list text:style-name="L1">
        <text:list-item>
          <text:p text:style-name="P4">Reutilização de códigos das camadas</text:p>
        </text:list-item>
        <text:list-item>
          <text:p text:style-name="P4">Facilidade de manutenção das aplicações</text:p>
        </text:list-item>
        <text:list-item>
          <text:p text:style-name="P4">Criação de múltiplas interfaces</text:p>
        </text:list-item>
        <text:list-item>
          <text:p text:style-name="P4">Utilização de temas: Templates e APIs</text:p>
        </text:list-item>
      </text:list>
      <text:p text:style-name="P3"/>
      <text:p text:style-name="P1">Desvantagens:</text:p>
      <text:list text:style-name="L2">
        <text:list-item>
          <text:p text:style-name="P5">alta complexidade inicial do entendimento do conceito</text:p>
        </text:list-item>
        <text:list-item>
          <text:p text:style-name="P5">Tempo de planejamento para a aplicação</text:p>
        </text:list-item>
      </text:list>
      <text:p text:style-name="P3"/>
      <text:p text:style-name="P1">Modelo</text:p>
      <text:p text:style-name="P1"><text:span text:style-name="T1">responsável pelo acesso e manipulação dos dados da aplicação </text:span></text:p>
      <text:p text:style-name="P1"><text:span text:style-name="T1">Estarão as funções de consulta aos banco de dados ou APIs</text:span></text:p>
      <text:p text:style-name="P1"><text:span text:style-name="T1"/></text:p>
      <text:p text:style-name="P1">Visão</text:p>
      <text:p text:style-name="P3">responsável pela camada que será apresentado ao usuário</text:p>
      <text:p text:style-name="P3">arquivos HTML</text:p>
      <text:p text:style-name="P3"/>
      <text:p text:style-name="P1">Controle</text:p>
      <text:p text:style-name="P3">interliga modelos e visão</text:p>
      <text:p text:style-name="P3"/>
      <text:p text:style-name="P1">Roteador</text:p>
      <text:p text:style-name="P3">cria as rotas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6T19:38:05.670000000</meta:creation-date>
    <dc:date>2023-10-16T19:49:12.316000000</dc:date>
    <meta:editing-duration>PT11M7S</meta:editing-duration>
    <meta:editing-cycles>1</meta:editing-cycles>
    <meta:document-statistic meta:table-count="0" meta:image-count="0" meta:object-count="0" meta:page-count="1" meta:paragraph-count="21" meta:word-count="100" meta:character-count="632" meta:non-whitespace-character-count="557"/>
    <meta:generator>LibreOffice/7.6.2.1$Windows_X86_64 LibreOffice_project/56f7684011345957bbf33a7ee678afaf4d2ba333</meta:generator>
  </office:meta>
</office:document-meta>
</file>